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7.06pt"/>
    </style:style>
    <style:style style:name="co2" style:family="table-column">
      <style:table-column-properties fo:break-before="auto" style:column-width="36.65pt"/>
    </style:style>
    <style:style style:name="co3" style:family="table-column">
      <style:table-column-properties fo:break-before="auto" style:column-width="57.71pt"/>
    </style:style>
    <style:style style:name="co4" style:family="table-column">
      <style:table-column-properties fo:break-before="auto" style:column-width="20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5.0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2" style:family="table-cell" style:parent-style-name="Default">
      <style:table-cell-properties fo:border="non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5" style:family="table-cell" style:parent-style-name="Default">
      <style:text-properties style:font-name="Times New Roman" fo:font-style="italic" style:font-style-asian="italic" style:font-style-complex="italic"/>
    </style:style>
    <style:style style:name="ce6" style:family="table-cell" style:parent-style-name="Default">
      <style:text-properties style:font-name="Times New Roman" fo:font-style="normal" style:font-style-asian="normal" style:font-style-complex="normal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2">
      <style:table-cell-properties fo:border="none"/>
      <style:text-properties style:font-name="Times New Roman" fo:font-size="10pt" style:font-size-asian="10pt" style:font-size-complex="10pt"/>
    </style:style>
    <style:style style:name="ce16" style:family="table-cell" style:parent-style-name="Default" style:data-style-name="N2">
      <style:text-properties style:font-name="Times New Roman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6"/>
        <table:table-column table:style-name="co3" table:default-cell-style-name="ce16"/>
        <table:table-column table:style-name="co4" table:default-cell-style-name="ce21"/>
        <table:table-row table:style-name="ro1">
          <table:table-cell table:style-name="ce1" office:value-type="string" calcext:value-type="string">
            <text:p>Species</text:p>
          </table:table-cell>
          <table:table-cell table:style-name="ce8" office:value-type="string" calcext:value-type="string">
            <text:p>LR</text:p>
          </table:table-cell>
          <table:table-cell table:style-name="ce18" office:value-type="string" calcext:value-type="string">
            <text:p>Mean abundance (nb/sample)</text:p>
          </table:table-cell>
          <table:table-cell table:style-name="ce8" office:value-type="string" calcext:value-type="string">
            <text:p>p</text:p>
          </table:table-cell>
        </table:table-row>
        <table:table-row table:style-name="ro2">
          <table:table-cell table:style-name="ce4" office:value-type="string" calcext:value-type="string">
            <text:p>Branchiostoma lanceolatum</text:p>
          </table:table-cell>
          <table:table-cell table:style-name="ce15" office:value-type="float" office:value="85.3925369855807" calcext:value-type="float">
            <text:p>85.39</text:p>
          </table:table-cell>
          <table:table-cell table:style-name="ce20" office:value-type="float" office:value="9.55555555555556" calcext:value-type="float">
            <text:p>9.56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4" office:value-type="string" calcext:value-type="string">
            <text:p>Streptosyllis bidentata</text:p>
          </table:table-cell>
          <table:table-cell table:style-name="ce15" office:value-type="float" office:value="57.175748701329" calcext:value-type="float">
            <text:p>57.18</text:p>
          </table:table-cell>
          <table:table-cell table:style-name="ce20" office:value-type="float" office:value="13.6666666666667" calcext:value-type="float">
            <text:p>13.67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2" office:value-type="string" calcext:value-type="string">
            <text:p>Hirudinea</text:p>
          </table:table-cell>
          <table:table-cell table:style-name="ce15" office:value-type="float" office:value="56.4782522059014" calcext:value-type="float">
            <text:p>56.48</text:p>
          </table:table-cell>
          <table:table-cell table:style-name="ce20" office:value-type="float" office:value="9.88888888888889" calcext:value-type="float">
            <text:p>9.89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Melita palmata</text:p>
          </table:table-cell>
          <table:table-cell office:value-type="float" office:value="51.4098353157521" calcext:value-type="float">
            <text:p>51.41</text:p>
          </table:table-cell>
          <table:table-cell office:value-type="float" office:value="31.7777777777778" calcext:value-type="float">
            <text:p>31.78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Heteromastus filiformis</text:p>
          </table:table-cell>
          <table:table-cell office:value-type="float" office:value="48.9080794839163" calcext:value-type="float">
            <text:p>48.91</text:p>
          </table:table-cell>
          <table:table-cell office:value-type="float" office:value="0.222222222222222" calcext:value-type="float">
            <text:p>0.22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Polycirrus jubatus</text:p>
          </table:table-cell>
          <table:table-cell office:value-type="float" office:value="47.5539554937642" calcext:value-type="float">
            <text:p>47.55</text:p>
          </table:table-cell>
          <table:table-cell office:value-type="float" office:value="14.8888888888889" calcext:value-type="float">
            <text:p>14.89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Microdeutopus versiculatus</text:p>
          </table:table-cell>
          <table:table-cell office:value-type="float" office:value="41.6692889766074" calcext:value-type="float">
            <text:p>41.67</text:p>
          </table:table-cell>
          <table:table-cell office:value-type="float" office:value="136.555555555556" calcext:value-type="float">
            <text:p>136.56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Anadara kagoshimensis</text:p>
          </table:table-cell>
          <table:table-cell office:value-type="float" office:value="39.701442123816" calcext:value-type="float">
            <text:p>39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table:style-name="ce6" office:value-type="string" calcext:value-type="string">
            <text:p>Acari</text:p>
          </table:table-cell>
          <table:table-cell office:value-type="float" office:value="39.5089067696798" calcext:value-type="float">
            <text:p>39.51</text:p>
          </table:table-cell>
          <table:table-cell office:value-type="float" office:value="11.8888888888889" calcext:value-type="float">
            <text:p>11.89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Eurydice dollfusi</text:p>
          </table:table-cell>
          <table:table-cell office:value-type="float" office:value="38.8294748242813" calcext:value-type="float">
            <text:p>38.83</text:p>
          </table:table-cell>
          <table:table-cell office:value-type="float" office:value="34.7777777777778" calcext:value-type="float">
            <text:p>34.78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Melinna palmata</text:p>
          </table:table-cell>
          <table:table-cell office:value-type="float" office:value="33.7411108988518" calcext:value-type="float">
            <text:p>33.7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Ophelia limacina</text:p>
          </table:table-cell>
          <table:table-cell office:value-type="float" office:value="33.6544786132686" calcext:value-type="float">
            <text:p>33.65</text:p>
          </table:table-cell>
          <table:table-cell office:value-type="float" office:value="2.22222222222222" calcext:value-type="float">
            <text:p>2.22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Prionospio cirrifera</text:p>
          </table:table-cell>
          <table:table-cell office:value-type="float" office:value="31.7876525224782" calcext:value-type="float">
            <text:p>31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Syllis hyalina</text:p>
          </table:table-cell>
          <table:table-cell office:value-type="float" office:value="27.3375424488784" calcext:value-type="float">
            <text:p>27.34</text:p>
          </table:table-cell>
          <table:table-cell office:value-type="float" office:value="3.22222222222222" calcext:value-type="float">
            <text:p>3.22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Lagis koreni</text:p>
          </table:table-cell>
          <table:table-cell office:value-type="float" office:value="24.7415994332003" calcext:value-type="float">
            <text:p>24.74</text:p>
          </table:table-cell>
          <table:table-cell office:value-type="float" office:value="0.222222222222222" calcext:value-type="float">
            <text:p>0.22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Chamelea gallina</text:p>
          </table:table-cell>
          <table:table-cell office:value-type="float" office:value="24.6253458334789" calcext:value-type="float">
            <text:p>24.63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Schistomeringos rudolphi</text:p>
          </table:table-cell>
          <table:table-cell office:value-type="float" office:value="24.5084902008799" calcext:value-type="float">
            <text:p>24.51</text:p>
          </table:table-cell>
          <table:table-cell office:value-type="float" office:value="1.88888888888889" calcext:value-type="float">
            <text:p>1.89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Eunice vittata</text:p>
          </table:table-cell>
          <table:table-cell office:value-type="float" office:value="22.3295369214295" calcext:value-type="float">
            <text:p>22.33</text:p>
          </table:table-cell>
          <table:table-cell office:value-type="float" office:value="4.44444444444444" calcext:value-type="float">
            <text:p>4.44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Caecum armoricum</text:p>
          </table:table-cell>
          <table:table-cell office:value-type="float" office:value="21.8148187360377" calcext:value-type="float">
            <text:p>21.81</text:p>
          </table:table-cell>
          <table:table-cell office:value-type="float" office:value="5.77777777777778" calcext:value-type="float">
            <text:p>5.78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Polycirrus caliendrum</text:p>
          </table:table-cell>
          <table:table-cell office:value-type="float" office:value="19.8855783392205" calcext:value-type="float">
            <text:p>19.89</text:p>
          </table:table-cell>
          <table:table-cell office:value-type="float" office:value="17.2222222222222" calcext:value-type="float">
            <text:p>17.22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Polydora ciliata</text:p>
          </table:table-cell>
          <table:table-cell office:value-type="float" office:value="19.0661813171557" calcext:value-type="float">
            <text:p>19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Abra alba</text:p>
          </table:table-cell>
          <table:table-cell office:value-type="float" office:value="18.6476574645492" calcext:value-type="float">
            <text:p>18.6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Microphthalmus fragilis</text:p>
          </table:table-cell>
          <table:table-cell office:value-type="float" office:value="17.8498641391319" calcext:value-type="float">
            <text:p>17.85</text:p>
          </table:table-cell>
          <table:table-cell office:value-type="float" office:value="2.77777777777778" calcext:value-type="float">
            <text:p>2.78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Iphinoe tenella</text:p>
          </table:table-cell>
          <table:table-cell office:value-type="float" office:value="17.5407193352607" calcext:value-type="float">
            <text:p>17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Sphaerosyllis hystrix</text:p>
          </table:table-cell>
          <table:table-cell office:value-type="float" office:value="17.1539449359054" calcext:value-type="float">
            <text:p>17.15</text:p>
          </table:table-cell>
          <table:table-cell office:value-type="float" office:value="11.1111111111111" calcext:value-type="float">
            <text:p>11.11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Parvicardium exiguum</text:p>
          </table:table-cell>
          <table:table-cell office:value-type="float" office:value="16.7462926615466" calcext:value-type="float">
            <text:p>16.75</text:p>
          </table:table-cell>
          <table:table-cell office:value-type="float" office:value="0.555555555555556" calcext:value-type="float">
            <text:p>0.56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Polygordius neapolitanus</text:p>
          </table:table-cell>
          <table:table-cell office:value-type="float" office:value="14.8237494808625" calcext:value-type="float">
            <text:p>14.82</text:p>
          </table:table-cell>
          <table:table-cell office:value-type="float" office:value="22.8888888888889" calcext:value-type="float">
            <text:p>22.89</text:p>
          </table:table-cell>
          <table:table-cell office:value-type="string" calcext:value-type="string">
            <text:p>**</text:p>
          </table:table-cell>
        </table:table-row>
        <table:table-row table:style-name="ro2">
          <table:table-cell office:value-type="string" calcext:value-type="string">
            <text:p>Salvatoria clavata</text:p>
          </table:table-cell>
          <table:table-cell office:value-type="float" office:value="14.3471522347506" calcext:value-type="float">
            <text:p>14.35</text:p>
          </table:table-cell>
          <table:table-cell office:value-type="float" office:value="2.55555555555556" calcext:value-type="float">
            <text:p>2.56</text:p>
          </table:table-cell>
          <table:table-cell table:style-name="ce22" office:value-type="string" calcext:value-type="string">
            <text:p>*</text:p>
          </table:table-cell>
        </table:table-row>
        <table:table-row table:style-name="ro2">
          <table:table-cell table:style-name="ce6" office:value-type="string" calcext:value-type="string">
            <text:p>Holothuroidea</text:p>
          </table:table-cell>
          <table:table-cell office:value-type="float" office:value="14.0742461789177" calcext:value-type="float">
            <text:p>14.07</text:p>
          </table:table-cell>
          <table:table-cell office:value-type="float" office:value="1.11111111111111" calcext:value-type="float">
            <text:p>1.11</text:p>
          </table:table-cell>
          <table:table-cell table:style-name="ce22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Perinereis cultrifera</text:p>
          </table:table-cell>
          <table:table-cell office:value-type="float" office:value="13.7627175943509" calcext:value-type="float">
            <text:p>13.76</text:p>
          </table:table-cell>
          <table:table-cell office:value-type="float" office:value="2.33333333333333" calcext:value-type="float">
            <text:p>2.33</text:p>
          </table:table-cell>
          <table:table-cell table:style-name="ce22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Bodotria arenosa</text:p>
          </table:table-cell>
          <table:table-cell office:value-type="float" office:value="13.2805254504251" calcext:value-type="float">
            <text:p>13.28</text:p>
          </table:table-cell>
          <table:table-cell office:value-type="float" office:value="3.55555555555556" calcext:value-type="float">
            <text:p>3.56</text:p>
          </table:table-cell>
          <table:table-cell table:style-name="ce22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Genetyllis tuberculata</text:p>
          </table:table-cell>
          <table:table-cell office:value-type="float" office:value="13.0412010918815" calcext:value-type="float">
            <text:p>13.04</text:p>
          </table:table-cell>
          <table:table-cell office:value-type="float" office:value="2.77777777777778" calcext:value-type="float">
            <text:p>2.78</text:p>
          </table:table-cell>
          <table:table-cell table:style-name="ce22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Dinophilus gyrociliatus</text:p>
          </table:table-cell>
          <table:table-cell office:value-type="float" office:value="12.895311178364" calcext:value-type="float">
            <text:p>12.90</text:p>
          </table:table-cell>
          <table:table-cell office:value-type="float" office:value="3" calcext:value-type="float">
            <text:p>3.00</text:p>
          </table:table-cell>
          <table:table-cell table:style-name="ce22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Nototropis guttatus</text:p>
          </table:table-cell>
          <table:table-cell office:value-type="float" office:value="12.7943114081366" calcext:value-type="float">
            <text:p>12.79</text:p>
          </table:table-cell>
          <table:table-cell office:value-type="float" office:value="2.33333333333333" calcext:value-type="float">
            <text:p>2.33</text:p>
          </table:table-cell>
          <table:table-cell table:style-name="ce22"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Bittium reticulatum</text:p>
          </table:table-cell>
          <table:table-cell office:value-type="float" office:value="12.5006065642299" calcext:value-type="float">
            <text:p>12.50</text:p>
          </table:table-cell>
          <table:table-cell office:value-type="float" office:value="0.888888888888889" calcext:value-type="float">
            <text:p>0.89</text:p>
          </table:table-cell>
          <table:table-cell table:style-name="ce22" office:value-type="string" calcext:value-type="string">
            <text:p>*</text:p>
          </table:table-cell>
        </table:table-row>
        <table:table-row table:style-name="ro2">
          <table:table-cell table:style-name="ce7" office:value-type="string" calcext:value-type="string">
            <text:p>Ampelisca diadema</text:p>
          </table:table-cell>
          <table:table-cell table:style-name="ce17" office:value-type="float" office:value="11.9569207504222" calcext:value-type="float">
            <text:p>11.96</text:p>
          </table:table-cell>
          <table:table-cell table:style-name="ce17" office:value-type="float" office:value="1.33333333333333" calcext:value-type="float">
            <text:p>1.33</text:p>
          </table:table-cell>
          <table:table-cell table:style-name="ce23"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4:18:43.300200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7.3$Linux_X86_64 LibreOffice_project/00m0$Build-3</meta:generator>
    <dc:date>2019-03-15T14:21:02.279326926</dc:date>
    <dc:creator>SK </dc:creator>
    <meta:editing-duration>PT4H24M51S</meta:editing-duration>
    <meta:editing-cycles>29</meta:editing-cycles>
    <meta:document-statistic meta:table-count="1" meta:cell-count="148" meta:object-count="0"/>
  </office:meta>
</office:document-meta>
</file>